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2" style:family="paragraph" style:parent-style-name="mark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mark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5" style:family="paragraph" style:parent-style-name="Text_20_body" style:list-style-name="L4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 style:list-style-name="L4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7" style:family="paragraph" style:parent-style-name="Text_20_body" style:list-style-name="L5">
      <style:paragraph-properties fo:margin-top="0in" fo:margin-bottom="0in" style:line-height-at-least="0.2291in" fo:widows="1" fo:padding="0in" fo:border="non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ext_20_body" style:list-style-name="L5">
      <style:paragraph-properties fo:margin-left="0in" fo:margin-right="0in" fo:margin-top="0in" fo:margin-bottom="0in" style:line-height-at-least="0.2291in" fo:widows="1" fo:text-indent="0in" style:auto-text-indent="false" fo:padding="0in" fo:border="none"/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9" style:family="paragraph" style:parent-style-name="mark" style:list-style-name="L1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10" style:family="paragraph" style:parent-style-name="mark" style:list-style-name="L4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11" style:family="paragraph" style:parent-style-name="mark" style:list-style-name="L2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 style:parent-style-name="mark" style:list-style-name="L3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3" style:family="paragraph" style:parent-style-name="mark" style:list-style-name="L3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1.3 </text:span><text:span text:style-name="T4">Паралелізм на рівні команд</text:span>(ILP)— є мірою того, яка кількість операцій в комп'ютерній програмі може виконуватися одночасно. Потенційне поєднання виконання команд називається паралелізмом на рівні команд.</text:p>
      <text:p text:style-name="P2">Є два підходи до паралелізму на рівні команд:</text:p>
      <text:list xml:id="list180501115" text:style-name="L1">
        <text:list-item>
          <text:p text:style-name="P9">Апаратне_забезпечення</text:p>
        </text:list-item>
        <text:list-item>
          <text:p text:style-name="P9">Програмне_забезпечення</text:p>
        </text:list-item>
      </text:list>
      <text:list xml:id="list656304780" text:style-name="L2">
        <text:list-item>
          <text:p text:style-name="P11">e = a + b <text:s text:c="3"/>2. f = c + d <text:s text:c="3"/>3. m = e * f</text:p>
        </text:list-item>
      </text:list>
      <text:p text:style-name="P1">1,2 – паралельно бо незалежні. 3. не паралельно.</text:p>
      <text:p text:style-name="P2">В основі концепції конвеєризації обчислень є твердження про те, що процес обробки машинної команди можна розбити на декілька практично незалежних етапів, які потім можна суміщати в часі для декількох команд в відповідній апаратурі (конвеєрі команд).</text:p>
      <text:p text:style-name="P2">Загальноприйнятим в теорії конвеєрних структур є така послідовність етапів:</text:p>
      <text:list xml:id="list95089437" text:style-name="L3">
        <text:list-item>
          <text:p text:style-name="P13"><text:span text:style-name="T2">Вибірка (instruction fetch, IF)— завантаження нової команди з</text:span><text:span text:style-name="T1">пам'яті</text:span></text:p>
        </text:list-item>
        <text:list-item>
          <text:p text:style-name="P12">Декодування (instruction decode, ID)— інтерпретація та відправка команди у відповідний операційний пристрій в залежності від різновиду операції</text:p>
        </text:list-item>
        <text:list-item>
          <text:p text:style-name="P12">Виконання (execution, EX)— виконання команд та обчислення ефективної адреси пам'яті для результату або операндів, які необхідно завантажити</text:p>
        </text:list-item>
        <text:list-item>
          <text:p text:style-name="P12">Звертання до пам'яті (memory, MEM)— виконання операцій з пам'яттю (для команд завантаження/збереження)</text:p>
        </text:list-item>
        <text:list-item>
          <text:p text:style-name="P13"><text:span text:style-name="T2">Збереження результату (writeback, WB)— збереження результату обчислень в</text:span><text:span text:style-name="T1">регістрі</text:span></text:p>
        </text:list-item>
      </text:list>
      <text:p text:style-name="P2">Параметри ефективності:</text:p>
      <text:list xml:id="list1209493032" text:style-name="L4">
        <text:list-item>
          <text:p text:style-name="P5">Пропускна здатність— максимальна кількість команд, які виконуються за один такт машинного часу (instructions per cycle, IPC)</text:p>
        </text:list-item>
        <text:list-item>
          <text:p text:style-name="P6">Тривалість етапу (стадії)— кількість машинних циклів для виконання одного етапу конвеєрного обчислення (може бути різною для різних етапів)</text:p>
        </text:list-item>
        <text:list-item>
          <text:p text:style-name="P10">Необхідний (максимальний) ступінь паралелізму</text:p>
        </text:list-item>
      </text:list>
      <text:p text:style-name="P1"><text:span text:style-name="T4"><text:tab/>Суперскалярність</text:span>— архітектура обчислювального ядра, що використовує кілька декодерів команд, які можуть навантажувати роботою безліч виконавчих блоків. Планування виконання потоку команд є динамічним і здійснюється самим обчислювальним ядром.</text:p>
      <text:p text:style-name="P3"><text:span text:style-name="T2"><text:tab/>Intel Pentium. Благодаря использованию суперскалярной архитектуры процессор может выполнять 2 команды за 1</text:span><text:span text:style-name="T1">такт</text:span><text:span text:style-name="T2">. Такая возможность существует благодаря наличию двух</text:span><text:span text:style-name="T1">конвейеров</text:span><text:span text:style-name="T3">— </text:span><text:span text:style-name="T2">U и V. U-конвейер— основной, выполняет все операции над целыми и вещественными числами; V-конвейер— вспомогательный, выполняет только простые операции над целыми и частично над вещественными. Чтобы старые программы (для 486) в полной мере использовали возможности такой архитектуры, необходимо было их </text:span><text:span text:style-name="T1">перекомпилировать</text:span><text:span text:style-name="T2">. Pentium— первый </text:span><text:span text:style-name="T1">ISC</text:span><text:span text:style-name="T2">-процессор, использующий многоконвейерную архитектуру.</text:span></text:p>
      <text:h text:style-name="P4" text:outline-level="2">Сучасна суперскалярність</text:h>
      <text:list xml:id="list219115133" text:style-name="L5">
        <text:list-item>
          <text:p text:style-name="P8">Модуль передбачення умовних переходів , Кеш</text:p>
        </text:list-item>
        <text:list-item>
          <text:p text:style-name="P7"><text:span text:style-name="T1">Конвеєр команд</text:span><text:span text:style-name="T2">— використовується у всіх сучасних суперскалярах. КП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44:54</dc:date>
    <dc:creator>mark </dc:creator>
    <meta:editing-duration>P0D</meta:editing-duration>
    <meta:editing-cycles>3</meta:editing-cycles>
    <meta:document-statistic meta:table-count="0" meta:image-count="0" meta:object-count="0" meta:page-count="1" meta:paragraph-count="22" meta:word-count="329" meta:character-count="2536" meta:non-whitespace-character-count="2234"/>
  </office:meta>
</office:document-meta>
</file>